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634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4.189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3.163cm"/>
    </style:style>
    <style:style style:name="co18" style:family="table-column">
      <style:table-column-properties fo:break-before="auto" style:column-width="4.994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6.687cm"/>
    </style:style>
    <style:style style:name="co21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468cm"/>
    </style:style>
    <style:style style:name="co29" style:family="table-column">
      <style:table-column-properties fo:break-before="auto" style:column-width="3.328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3.856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1.931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99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7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3-31">
            <text:p>Saturday, March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4-30">
            <text:p>Monday, April 30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5-31">
            <text:p>Thursday, May 31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029">
            <text:p>30 April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 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5"/>
        <table:table-column table:style-name="co2" table:default-cell-style-name="ce15"/>
        <table:table-column table:style-name="co1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3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6-30">
            <text:p>Saturday, June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4-30">
            <text:p>Monday, April 30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5-31">
            <text:p>Thursday, May 31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121">
            <text:p>31 Jul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 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5"/>
        <table:table-column table:style-name="co2" table:default-cell-style-name="ce15"/>
        <table:table-column table:style-name="co14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5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9-30">
            <text:p>Sunday, September 30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4-30">
            <text:p>Monday, April 30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5-31">
            <text:p>Thursday, May 31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213">
            <text:p>31 October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 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6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12-31">
            <text:p>Monday, December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4-30">
            <text:p>Monday, April 30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5-31">
            <text:p>Thursday, May 31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305">
            <text:p>31 January 2013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 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5"/>
        <table:table-column table:style-name="co2" table:default-cell-style-name="ce15"/>
        <table:table-column table:style-name="co17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8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3-01-31">
            <text:p>Thursday, January 31, 2013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2-04-30">
            <text:p>Monday, April 30, 2012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2-05-31">
            <text:p>Thursday, May 31, 2012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333">
            <text:p>28 February 2013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8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9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 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9" table:default-cell-style-name="ce70"/>
        <table:table-column table:style-name="co20" table:default-cell-style-name="ce76"/>
        <table:table-column table:style-name="co21" table:default-cell-style-name="ce76"/>
        <table:table-column table:style-name="co22" table:number-columns-repeated="8" table:default-cell-style-name="ce83"/>
        <table:table-column table:style-name="co23" table:default-cell-style-name="ce70"/>
        <table:table-column table:style-name="co10" table:default-cell-style-name="ce95"/>
        <table:table-column table:style-name="co23" table:default-cell-style-name="ce70"/>
        <table:table-column table:style-name="co10" table:number-columns-repeated="1010" table:default-cell-style-name="ce70"/>
        <table:table-row table:style-name="ro1">
          <table:table-cell table:style-name="ce66"/>
          <table:table-cell table:style-name="ce71" table:number-columns-repeated="2"/>
          <table:table-cell table:style-name="ce78" table:number-columns-repeated="8"/>
          <table:table-cell table:style-name="ce87"/>
          <table:table-cell table:style-name="ce91"/>
          <table:table-cell table:style-name="ce96"/>
          <table:table-cell table:number-columns-repeated="1010"/>
        </table:table-row>
        <table:table-row table:style-name="ro9">
          <table:table-cell table:style-name="ce67"/>
          <table:table-cell table:style-name="ce72" office:value-type="string">
            <text:p>Vat Period End</text:p>
          </table:table-cell>
          <table:table-cell table:style-name="ce72" office:value-type="string">
            <text:p>Final Date for Vat Payment</text:p>
          </table:table-cell>
          <table:table-cell table:style-name="ce79" office:value-type="string">
            <text:p>Month <text:s text:c="8"/>Sales</text:p>
          </table:table-cell>
          <table:table-cell table:style-name="ce79" office:value-type="string">
            <text:p>Quarter Sales <text:s text:c="9"/>Net of Vat</text:p>
          </table:table-cell>
          <table:table-cell table:style-name="ce79" office:value-type="string">
            <text:p>Month Vat Output</text:p>
          </table:table-cell>
          <table:table-cell table:style-name="ce86" office:value-type="string">
            <text:p>Quarter Vat Due <text:s text:c="6"/>Sales</text:p>
          </table:table-cell>
          <table:table-cell table:style-name="ce79" office:value-type="string">
            <text:p>Month Purchases</text:p>
          </table:table-cell>
          <table:table-cell table:style-name="ce79" office:value-type="string">
            <text:p>Quarter Purchases Net of vat</text:p>
          </table:table-cell>
          <table:table-cell table:style-name="ce79" office:value-type="string">
            <text:p>Month Vat Input</text:p>
          </table:table-cell>
          <table:table-cell table:style-name="ce86" office:value-type="string">
            <text:p>Quarter Vat Reclaimed Purchases</text:p>
          </table:table-cell>
          <table:table-cell table:style-name="ce88"/>
          <table:table-cell table:style-name="ce92" office:value-type="string">
            <text:p>Flat rate Scheme Applied</text:p>
          </table:table-cell>
          <table:table-cell table:style-name="ce97"/>
          <table:table-cell table:style-name="ce100" table:number-columns-repeated="1010"/>
        </table:table-row>
        <table:table-row table:style-name="ro10">
          <table:table-cell table:style-name="ce67"/>
          <table:table-cell table:style-name="ce73" table:number-columns-repeated="2"/>
          <table:table-cell table:style-name="ce80"/>
          <table:table-cell table:style-name="ce84" table:number-columns-repeated="7"/>
          <table:table-cell table:style-name="ce88" table:number-columns-repeated="2"/>
          <table:table-cell table:style-name="ce97"/>
          <table:table-cell table:style-name="ce100"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24]" office:value-type="date" office:date-value="2011-11-30">
            <text:p>Wednesday, November 30, 2011</text:p>
          </table:table-cell>
          <table:table-cell table:style-name="ce74" table:formula="of:=[.B5]" office:value-type="date" office:date-value="2011-12-31">
            <text:p>Saturday, December 31, 2011</text:p>
          </table:table-cell>
          <table:table-cell table:style-name="ce81" table:formula="of:=[$S1111.$H$1]" office:value-type="float" office:value="0">
            <text:p>0.00 </text:p>
          </table:table-cell>
          <table:table-cell table:style-name="ce85"/>
          <table:table-cell table:style-name="ce85" table:formula="of:=[$S1111.$G$1]" office:value-type="float" office:value="0">
            <text:p>0.00 </text:p>
          </table:table-cell>
          <table:table-cell table:style-name="ce85"/>
          <table:table-cell table:style-name="ce85" table:formula="of:=[$P1111.$H$1]" office:value-type="float" office:value="0">
            <text:p>0.00 </text:p>
          </table:table-cell>
          <table:table-cell table:style-name="ce85"/>
          <table:table-cell table:style-name="ce85" table:formula="of:=[$P1111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ntony/diy/GB%20Accounts/GB%20Accounts%202012/GB%20Accounts%20Company%202012-11-31%20(Dec12)%20OpenOffice/Sales.ods'#$Jan12.$G$4]&gt;0;['file:///C:/Users/Antony/diy/GB%20Accounts/GB%20Accounts%202012/GB%20Accounts%20Company%202012-11-31%20(Dec12)%20OpenOffice/Sales.ods'#$Ja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26]" office:value-type="date" office:date-value="2011-12-31">
            <text:p>Saturday, December 31, 2011</text:p>
          </table:table-cell>
          <table:table-cell table:style-name="ce74" table:formula="of:=[.B6]" office:value-type="date" office:date-value="2012-01-31">
            <text:p>Tuesday, January 31, 2012</text:p>
          </table:table-cell>
          <table:table-cell table:style-name="ce81" table:formula="of:=[$S1211.$H$1]" office:value-type="float" office:value="0">
            <text:p>0.00 </text:p>
          </table:table-cell>
          <table:table-cell table:style-name="ce85"/>
          <table:table-cell table:style-name="ce85" table:formula="of:=[$S1211.$G$1]" office:value-type="float" office:value="0">
            <text:p>0.00 </text:p>
          </table:table-cell>
          <table:table-cell table:style-name="ce85"/>
          <table:table-cell table:style-name="ce85" table:formula="of:=[$P1211.$H$1]" office:value-type="float" office:value="0">
            <text:p>0.00 </text:p>
          </table:table-cell>
          <table:table-cell table:style-name="ce85"/>
          <table:table-cell table:style-name="ce85" table:formula="of:=[$P1211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ntony/diy/GB%20Accounts/GB%20Accounts%202012/GB%20Accounts%20Company%202012-11-31%20(Dec12)%20OpenOffice/Sales.ods'#$Jan12.$G$4]&gt;0;['file:///C:/Users/Antony/diy/GB%20Accounts/GB%20Accounts%202012/GB%20Accounts%20Company%202012-11-31%20(Dec12)%20OpenOffice/Sales.ods'#$Ja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28]" office:value-type="date" office:date-value="2012-01-31">
            <text:p>Tuesday, January 31, 2012</text:p>
          </table:table-cell>
          <table:table-cell table:style-name="ce74" table:formula="of:=[.B7]" office:value-type="date" office:date-value="2012-02-28">
            <text:p>Tuesday, February 28, 2012</text:p>
          </table:table-cell>
          <table:table-cell table:style-name="ce81" table:formula="of:=['file:///C:/Users/Antony/diy/GB%20Accounts/GB%20Accounts%202012/GB%20Accounts%20Company%202012-11-31%20(Dec12)%20OpenOffice/Sales.ods'#$Jan12.$H$1]" office:value-type="float" office:value="0">
            <text:p>0.00 </text:p>
          </table:table-cell>
          <table:table-cell table:style-name="ce85" table:formula="of:=SUM([.D4:.D6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Jan12.$G$1]" office:value-type="float" office:value="0">
            <text:p>0.00 </text:p>
          </table:table-cell>
          <table:table-cell table:style-name="ce85" table:formula="of:=SUM([.F4:.F6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Jan12.$H$1]" office:value-type="float" office:value="0">
            <text:p>0.00 </text:p>
          </table:table-cell>
          <table:table-cell table:style-name="ce85" table:formula="of:=SUM([.H4:.H6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Jan12.$G$1]" office:value-type="float" office:value="0">
            <text:p>0.00 </text:p>
          </table:table-cell>
          <table:table-cell table:style-name="ce85" table:formula="of:=SUM([.J4:.J6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Jan12.$G$4]&gt;0;['file:///C:/Users/Antony/diy/GB%20Accounts/GB%20Accounts%202012/GB%20Accounts%20Company%202012-11-31%20(Dec12)%20OpenOffice/Sales.ods'#$Ja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30]" office:value-type="date" office:date-value="2012-02-28">
            <text:p>Tuesday, February 28, 2012</text:p>
          </table:table-cell>
          <table:table-cell table:style-name="ce74" table:formula="of:=[.B8]" office:value-type="date" office:date-value="2012-03-31">
            <text:p>Saturday, March 31, 2012</text:p>
          </table:table-cell>
          <table:table-cell table:style-name="ce81" table:formula="of:=['file:///C:/Users/Antony/diy/GB%20Accounts/GB%20Accounts%202012/GB%20Accounts%20Company%202012-11-31%20(Dec12)%20OpenOffice/Sales.ods'#$Feb12.$H$1]" office:value-type="float" office:value="0">
            <text:p>0.00 </text:p>
          </table:table-cell>
          <table:table-cell table:style-name="ce85" table:formula="of:=SUM([.D5:.D7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Feb12.$G$1]" office:value-type="float" office:value="0">
            <text:p>0.00 </text:p>
          </table:table-cell>
          <table:table-cell table:style-name="ce85" table:formula="of:=SUM([.F5:.F7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Feb12.$H$1]" office:value-type="float" office:value="0">
            <text:p>0.00 </text:p>
          </table:table-cell>
          <table:table-cell table:style-name="ce85" table:formula="of:=SUM([.H5:.H7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Feb12.$G$1]" office:value-type="float" office:value="0">
            <text:p>0.00 </text:p>
          </table:table-cell>
          <table:table-cell table:style-name="ce85" table:formula="of:=SUM([.J5:.J7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Feb12.$G$4]&gt;0;['file:///C:/Users/Antony/diy/GB%20Accounts/GB%20Accounts%202012/GB%20Accounts%20Company%202012-11-31%20(Dec12)%20OpenOffice/Sales.ods'#$Feb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32]" office:value-type="date" office:date-value="2012-03-31">
            <text:p>Saturday, March 31, 2012</text:p>
          </table:table-cell>
          <table:table-cell table:style-name="ce74" table:formula="of:=[.B9]" office:value-type="date" office:date-value="2012-04-30">
            <text:p>Monday, April 30, 2012</text:p>
          </table:table-cell>
          <table:table-cell table:style-name="ce81" table:formula="of:=['file:///C:/Users/Antony/diy/GB%20Accounts/GB%20Accounts%202012/GB%20Accounts%20Company%202012-11-31%20(Dec12)%20OpenOffice/Sales.ods'#$Mar12.$H$1]" office:value-type="float" office:value="0">
            <text:p>0.00 </text:p>
          </table:table-cell>
          <table:table-cell table:style-name="ce85" table:formula="of:=SUM([.D6:.D8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Mar12.$G$1]" office:value-type="float" office:value="0">
            <text:p>0.00 </text:p>
          </table:table-cell>
          <table:table-cell table:style-name="ce85" table:formula="of:=SUM([.F6:.F8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Mar12.$H$1]" office:value-type="float" office:value="0">
            <text:p>0.00 </text:p>
          </table:table-cell>
          <table:table-cell table:style-name="ce85" table:formula="of:=SUM([.H6:.H8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Mar12.$G$1]" office:value-type="float" office:value="0">
            <text:p>0.00 </text:p>
          </table:table-cell>
          <table:table-cell table:style-name="ce85" table:formula="of:=SUM([.J6:.J8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Mar12.$G$4]&gt;0;['file:///C:/Users/Antony/diy/GB%20Accounts/GB%20Accounts%202012/GB%20Accounts%20Company%202012-11-31%20(Dec12)%20OpenOffice/Sales.ods'#$Mar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34]" office:value-type="date" office:date-value="2012-04-30">
            <text:p>Monday, April 30, 2012</text:p>
          </table:table-cell>
          <table:table-cell table:style-name="ce74" table:formula="of:=[.B10]" office:value-type="date" office:date-value="2012-05-31">
            <text:p>Thursday, May 31, 2012</text:p>
          </table:table-cell>
          <table:table-cell table:style-name="ce81" table:formula="of:=['file:///C:/Users/Antony/diy/GB%20Accounts/GB%20Accounts%202012/GB%20Accounts%20Company%202012-11-31%20(Dec12)%20OpenOffice/Sales.ods'#$Apr12.$H$1]" office:value-type="float" office:value="0">
            <text:p>0.00 </text:p>
          </table:table-cell>
          <table:table-cell table:style-name="ce85" table:formula="of:=SUM([.D7:.D9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Apr12.$G$1]" office:value-type="float" office:value="0">
            <text:p>0.00 </text:p>
          </table:table-cell>
          <table:table-cell table:style-name="ce85" table:formula="of:=SUM([.F7:.F9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Apr12.$H$1]" office:value-type="float" office:value="0">
            <text:p>0.00 </text:p>
          </table:table-cell>
          <table:table-cell table:style-name="ce85" table:formula="of:=SUM([.H7:.H9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Apr12.$G$1]" office:value-type="float" office:value="0">
            <text:p>0.00 </text:p>
          </table:table-cell>
          <table:table-cell table:style-name="ce85" table:formula="of:=SUM([.J7:.J9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Apr12.$G$4]&gt;0;['file:///C:/Users/Antony/diy/GB%20Accounts/GB%20Accounts%202012/GB%20Accounts%20Company%202012-11-31%20(Dec12)%20OpenOffice/Sales.ods'#$Apr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36]" office:value-type="date" office:date-value="2012-05-31">
            <text:p>Thursday, May 31, 2012</text:p>
          </table:table-cell>
          <table:table-cell table:style-name="ce74" table:formula="of:=[.B11]" office:value-type="date" office:date-value="2012-06-30">
            <text:p>Saturday, June 30, 2012</text:p>
          </table:table-cell>
          <table:table-cell table:style-name="ce81" table:formula="of:=['file:///C:/Users/Antony/diy/GB%20Accounts/GB%20Accounts%202012/GB%20Accounts%20Company%202012-11-31%20(Dec12)%20OpenOffice/Sales.ods'#$May12.$H$1]" office:value-type="float" office:value="0">
            <text:p>0.00 </text:p>
          </table:table-cell>
          <table:table-cell table:style-name="ce85" table:formula="of:=SUM([.D8:.D10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May12.$G$1]" office:value-type="float" office:value="0">
            <text:p>0.00 </text:p>
          </table:table-cell>
          <table:table-cell table:style-name="ce85" table:formula="of:=SUM([.F8:.F10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May12.$H$1]" office:value-type="float" office:value="0">
            <text:p>0.00 </text:p>
          </table:table-cell>
          <table:table-cell table:style-name="ce85" table:formula="of:=SUM([.H8:.H10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May12.$G$1]" office:value-type="float" office:value="0">
            <text:p>0.00 </text:p>
          </table:table-cell>
          <table:table-cell table:style-name="ce85" table:formula="of:=SUM([.J8:.J10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May12.$G$4]&gt;0;['file:///C:/Users/Antony/diy/GB%20Accounts/GB%20Accounts%202012/GB%20Accounts%20Company%202012-11-31%20(Dec12)%20OpenOffice/Sales.ods'#$May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38]" office:value-type="date" office:date-value="2012-06-30">
            <text:p>Saturday, June 30, 2012</text:p>
          </table:table-cell>
          <table:table-cell table:style-name="ce74" table:formula="of:=[.B12]" office:value-type="date" office:date-value="2012-07-31">
            <text:p>Tuesday, July 31, 2012</text:p>
          </table:table-cell>
          <table:table-cell table:style-name="ce81" table:formula="of:=['file:///C:/Users/Antony/diy/GB%20Accounts/GB%20Accounts%202012/GB%20Accounts%20Company%202012-11-31%20(Dec12)%20OpenOffice/Sales.ods'#$Jun12.$H$1]" office:value-type="float" office:value="0">
            <text:p>0.00 </text:p>
          </table:table-cell>
          <table:table-cell table:style-name="ce85" table:formula="of:=SUM([.D9:.D11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Jun12.$G$1]" office:value-type="float" office:value="0">
            <text:p>0.00 </text:p>
          </table:table-cell>
          <table:table-cell table:style-name="ce85" table:formula="of:=SUM([.F9:.F11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Jun12.$H$1]" office:value-type="float" office:value="0">
            <text:p>0.00 </text:p>
          </table:table-cell>
          <table:table-cell table:style-name="ce85" table:formula="of:=SUM([.H9:.H11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Jun12.$G$1]" office:value-type="float" office:value="0">
            <text:p>0.00 </text:p>
          </table:table-cell>
          <table:table-cell table:style-name="ce85" table:formula="of:=SUM([.J9:.J11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Jun12.$G$4]&gt;0;['file:///C:/Users/Antony/diy/GB%20Accounts/GB%20Accounts%202012/GB%20Accounts%20Company%202012-11-31%20(Dec12)%20OpenOffice/Sales.ods'#$Jun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40]" office:value-type="date" office:date-value="2012-07-31">
            <text:p>Tuesday, July 31, 2012</text:p>
          </table:table-cell>
          <table:table-cell table:style-name="ce74" table:formula="of:=[.B13]" office:value-type="date" office:date-value="2012-08-31">
            <text:p>Friday, August 31, 2012</text:p>
          </table:table-cell>
          <table:table-cell table:style-name="ce81" table:formula="of:=['file:///C:/Users/Antony/diy/GB%20Accounts/GB%20Accounts%202012/GB%20Accounts%20Company%202012-11-31%20(Dec12)%20OpenOffice/Sales.ods'#$Jul12.$H$1]" office:value-type="float" office:value="0">
            <text:p>0.00 </text:p>
          </table:table-cell>
          <table:table-cell table:style-name="ce85" table:formula="of:=SUM([.D10:.D12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Jul12.$G$1]" office:value-type="float" office:value="0">
            <text:p>0.00 </text:p>
          </table:table-cell>
          <table:table-cell table:style-name="ce85" table:formula="of:=SUM([.F10:.F12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Jul12.$H$1]" office:value-type="float" office:value="0">
            <text:p>0.00 </text:p>
          </table:table-cell>
          <table:table-cell table:style-name="ce85" table:formula="of:=SUM([.H10:.H12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Jul12.$G$1]" office:value-type="float" office:value="0">
            <text:p>0.00 </text:p>
          </table:table-cell>
          <table:table-cell table:style-name="ce85" table:formula="of:=SUM([.J10:.J12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Jul12.$G$4]&gt;0;['file:///C:/Users/Antony/diy/GB%20Accounts/GB%20Accounts%202012/GB%20Accounts%20Company%202012-11-31%20(Dec12)%20OpenOffice/Sales.ods'#$Jul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42]" office:value-type="date" office:date-value="2012-08-31">
            <text:p>Friday, August 31, 2012</text:p>
          </table:table-cell>
          <table:table-cell table:style-name="ce74" table:formula="of:=[.B14]" office:value-type="date" office:date-value="2012-09-30">
            <text:p>Sunday, September 30, 2012</text:p>
          </table:table-cell>
          <table:table-cell table:style-name="ce81" table:formula="of:=['file:///C:/Users/Antony/diy/GB%20Accounts/GB%20Accounts%202012/GB%20Accounts%20Company%202012-11-31%20(Dec12)%20OpenOffice/Sales.ods'#$Aug12.$H$1]" office:value-type="float" office:value="0">
            <text:p>0.00 </text:p>
          </table:table-cell>
          <table:table-cell table:style-name="ce85" table:formula="of:=SUM([.D11:.D13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Aug12.$G$1]" office:value-type="float" office:value="0">
            <text:p>0.00 </text:p>
          </table:table-cell>
          <table:table-cell table:style-name="ce85" table:formula="of:=SUM([.F11:.F13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Aug12.$H$1]" office:value-type="float" office:value="0">
            <text:p>0.00 </text:p>
          </table:table-cell>
          <table:table-cell table:style-name="ce85" table:formula="of:=SUM([.H11:.H13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Aug12.$G$1]" office:value-type="float" office:value="0">
            <text:p>0.00 </text:p>
          </table:table-cell>
          <table:table-cell table:style-name="ce85" table:formula="of:=SUM([.J11:.J13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Aug12.$G$4]&gt;0;['file:///C:/Users/Antony/diy/GB%20Accounts/GB%20Accounts%202012/GB%20Accounts%20Company%202012-11-31%20(Dec12)%20OpenOffice/Sales.ods'#$Aug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44]" office:value-type="date" office:date-value="2012-09-30">
            <text:p>Sunday, September 30, 2012</text:p>
          </table:table-cell>
          <table:table-cell table:style-name="ce74" table:formula="of:=[.B15]" office:value-type="date" office:date-value="2012-10-31">
            <text:p>Wednesday, October 31, 2012</text:p>
          </table:table-cell>
          <table:table-cell table:style-name="ce81" table:formula="of:=['file:///C:/Users/Antony/diy/GB%20Accounts/GB%20Accounts%202012/GB%20Accounts%20Company%202012-11-31%20(Dec12)%20OpenOffice/Sales.ods'#$Sep12.$H$1]" office:value-type="float" office:value="0">
            <text:p>0.00 </text:p>
          </table:table-cell>
          <table:table-cell table:style-name="ce85" table:formula="of:=SUM([.D12:.D14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Sep12.$G$1]" office:value-type="float" office:value="0">
            <text:p>0.00 </text:p>
          </table:table-cell>
          <table:table-cell table:style-name="ce85" table:formula="of:=SUM([.F12:.F14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Sep12.$H$1]" office:value-type="float" office:value="0">
            <text:p>0.00 </text:p>
          </table:table-cell>
          <table:table-cell table:style-name="ce85" table:formula="of:=SUM([.H12:.H14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Sep12.$G$1]" office:value-type="float" office:value="0">
            <text:p>0.00 </text:p>
          </table:table-cell>
          <table:table-cell table:style-name="ce85" table:formula="of:=SUM([.J12:.J14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Sep12.$G$4]&gt;0;['file:///C:/Users/Antony/diy/GB%20Accounts/GB%20Accounts%202012/GB%20Accounts%20Company%202012-11-31%20(Dec12)%20OpenOffice/Sales.ods'#$Sep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46]" office:value-type="date" office:date-value="2012-10-31">
            <text:p>Wednesday, October 31, 2012</text:p>
          </table:table-cell>
          <table:table-cell table:style-name="ce74" table:formula="of:=[.B16]" office:value-type="date" office:date-value="2012-11-30">
            <text:p>Friday, November 30, 2012</text:p>
          </table:table-cell>
          <table:table-cell table:style-name="ce81" table:formula="of:=['file:///C:/Users/Antony/diy/GB%20Accounts/GB%20Accounts%202012/GB%20Accounts%20Company%202012-11-31%20(Dec12)%20OpenOffice/Sales.ods'#$Oct12.$H$1]" office:value-type="float" office:value="0">
            <text:p>0.00 </text:p>
          </table:table-cell>
          <table:table-cell table:style-name="ce85" table:formula="of:=SUM([.D13:.D15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Oct12.$G$1]" office:value-type="float" office:value="0">
            <text:p>0.00 </text:p>
          </table:table-cell>
          <table:table-cell table:style-name="ce85" table:formula="of:=SUM([.F13:.F15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Oct12.$H$1]" office:value-type="float" office:value="0">
            <text:p>0.00 </text:p>
          </table:table-cell>
          <table:table-cell table:style-name="ce85" table:formula="of:=SUM([.H13:.H15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Oct12.$G$1]" office:value-type="float" office:value="0">
            <text:p>0.00 </text:p>
          </table:table-cell>
          <table:table-cell table:style-name="ce85" table:formula="of:=SUM([.J13:.J15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Oct12.$G$4]&gt;0;['file:///C:/Users/Antony/diy/GB%20Accounts/GB%20Accounts%202012/GB%20Accounts%20Company%202012-11-31%20(Dec12)%20OpenOffice/Sales.ods'#$Oct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48]" office:value-type="date" office:date-value="2012-11-30">
            <text:p>Friday, November 30, 2012</text:p>
          </table:table-cell>
          <table:table-cell table:style-name="ce74" table:formula="of:=[.B17]" office:value-type="date" office:date-value="2012-12-31">
            <text:p>Monday, December 31, 2012</text:p>
          </table:table-cell>
          <table:table-cell table:style-name="ce81" table:formula="of:=['file:///C:/Users/Antony/diy/GB%20Accounts/GB%20Accounts%202012/GB%20Accounts%20Company%202012-11-31%20(Dec12)%20OpenOffice/Sales.ods'#$Nov12.$H$1]" office:value-type="float" office:value="0">
            <text:p>0.00 </text:p>
          </table:table-cell>
          <table:table-cell table:style-name="ce85" table:formula="of:=SUM([.D14:.D16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Nov12.$G$1]" office:value-type="float" office:value="0">
            <text:p>0.00 </text:p>
          </table:table-cell>
          <table:table-cell table:style-name="ce85" table:formula="of:=SUM([.F14:.F16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Nov12.$H$1]" office:value-type="float" office:value="0">
            <text:p>0.00 </text:p>
          </table:table-cell>
          <table:table-cell table:style-name="ce85" table:formula="of:=SUM([.H14:.H16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Nov12.$G$1]" office:value-type="float" office:value="0">
            <text:p>0.00 </text:p>
          </table:table-cell>
          <table:table-cell table:style-name="ce85" table:formula="of:=SUM([.J14:.J16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Nov12.$G$4]&gt;0;['file:///C:/Users/Antony/diy/GB%20Accounts/GB%20Accounts%202012/GB%20Accounts%20Company%202012-11-31%20(Dec12)%20OpenOffice/Sales.ods'#$Nov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50]" office:value-type="date" office:date-value="2012-12-31">
            <text:p>Monday, December 31, 2012</text:p>
          </table:table-cell>
          <table:table-cell table:style-name="ce74" table:formula="of:=[.B18]" office:value-type="date" office:date-value="2013-01-31">
            <text:p>Thursday, January 31, 2013</text:p>
          </table:table-cell>
          <table:table-cell table:style-name="ce81" table:formula="of:=['file:///C:/Users/Antony/diy/GB%20Accounts/GB%20Accounts%202012/GB%20Accounts%20Company%202012-11-31%20(Dec12)%20OpenOffice/Sales.ods'#$Dec12.$H$1]" office:value-type="float" office:value="0">
            <text:p>0.00 </text:p>
          </table:table-cell>
          <table:table-cell table:style-name="ce85" table:formula="of:=SUM([.D15:.D17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Sales.ods'#$Dec12.$G$1]" office:value-type="float" office:value="0">
            <text:p>0.00 </text:p>
          </table:table-cell>
          <table:table-cell table:style-name="ce85" table:formula="of:=SUM([.F15:.F17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Dec12.$H$1]" office:value-type="float" office:value="0">
            <text:p>0.00 </text:p>
          </table:table-cell>
          <table:table-cell table:style-name="ce85" table:formula="of:=SUM([.H15:.H17])" office:value-type="float" office:value="0">
            <text:p>0.00 </text:p>
          </table:table-cell>
          <table:table-cell table:style-name="ce85" table:formula="of:=['file:///C:/Users/Antony/diy/GB%20Accounts/GB%20Accounts%202012/GB%20Accounts%20Company%202012-11-31%20(Dec12)%20OpenOffice/Purchases.ods'#$Dec12.$G$1]" office:value-type="float" office:value="0">
            <text:p>0.00 </text:p>
          </table:table-cell>
          <table:table-cell table:style-name="ce85" table:formula="of:=SUM([.J15:.J17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Dec12.$G$4]&gt;0;['file:///C:/Users/Antony/diy/GB%20Accounts/GB%20Accounts%202012/GB%20Accounts%20Company%202012-11-31%20(Dec12)%20OpenOffice/Sales.ods'#$Dec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52]" office:value-type="date" office:date-value="2013-01-31">
            <text:p>Thursday, January 31, 2013</text:p>
          </table:table-cell>
          <table:table-cell table:style-name="ce74" table:formula="of:=[.B19]" office:value-type="date" office:date-value="2013-02-28">
            <text:p>Thursday, February 28, 2013</text:p>
          </table:table-cell>
          <table:table-cell table:style-name="ce81" table:formula="of:=[$S0113.$H$1]" office:value-type="float" office:value="0">
            <text:p>0.00 </text:p>
          </table:table-cell>
          <table:table-cell table:style-name="ce85" table:formula="of:=SUM([.D16:.D18])" office:value-type="float" office:value="0">
            <text:p>0.00 </text:p>
          </table:table-cell>
          <table:table-cell table:style-name="ce85" table:formula="of:=[$S0113.$G$1]" office:value-type="float" office:value="0">
            <text:p>0.00 </text:p>
          </table:table-cell>
          <table:table-cell table:style-name="ce85" table:formula="of:=SUM([.F16:.F18])" office:value-type="float" office:value="0">
            <text:p>0.00 </text:p>
          </table:table-cell>
          <table:table-cell table:style-name="ce85" table:formula="of:=[$P0113.$H$1]" office:value-type="float" office:value="0">
            <text:p>0.00 </text:p>
          </table:table-cell>
          <table:table-cell table:style-name="ce85" table:formula="of:=SUM([.H16:.H18])" office:value-type="float" office:value="0">
            <text:p>0.00 </text:p>
          </table:table-cell>
          <table:table-cell table:style-name="ce85" table:formula="of:=[$P0113.$G$1]" office:value-type="float" office:value="0">
            <text:p>0.00 </text:p>
          </table:table-cell>
          <table:table-cell table:style-name="ce85" table:formula="of:=SUM([.J16:.J18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Dec12.$G$4]&gt;0;['file:///C:/Users/Antony/diy/GB%20Accounts/GB%20Accounts%202012/GB%20Accounts%20Company%202012-11-31%20(Dec12)%20OpenOffice/Sales.ods'#$Dec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8"/>
          <table:table-cell table:style-name="ce74" table:formula="of:=['file:///C:/Users/Antony/diy/GB%20Accounts/GB%20Accounts%202012/GB%20Accounts%20Company%202012-11-31%20(Dec12)%20OpenOffice/Financialaccounts.ods'#$Admin.$B$54]" office:value-type="date" office:date-value="2013-02-28">
            <text:p>Thursday, February 28, 2013</text:p>
          </table:table-cell>
          <table:table-cell table:style-name="ce77" table:formula="of:=['file:///C:/Users/Antony/diy/GB%20Accounts/GB%20Accounts%202012/GB%20Accounts%20Company%202012-11-31%20(Dec12)%20OpenOffice/Financialaccounts.ods'#$Admin.$B$56]" office:value-type="date" office:date-value="2013-03-31">
            <text:p>Sunday, March 31, 2013</text:p>
          </table:table-cell>
          <table:table-cell table:style-name="ce81" table:formula="of:=[$S0213.$H$1]" office:value-type="float" office:value="0">
            <text:p>0.00 </text:p>
          </table:table-cell>
          <table:table-cell table:style-name="ce85" table:formula="of:=SUM([.D17:.D19])" office:value-type="float" office:value="0">
            <text:p>0.00 </text:p>
          </table:table-cell>
          <table:table-cell table:style-name="ce85" table:formula="of:=[$S0213.$G$1]" office:value-type="float" office:value="0">
            <text:p>0.00 </text:p>
          </table:table-cell>
          <table:table-cell table:style-name="ce85" table:formula="of:=SUM([.F17:.F19])" office:value-type="float" office:value="0">
            <text:p>0.00 </text:p>
          </table:table-cell>
          <table:table-cell table:style-name="ce85" table:formula="of:=[$P0213.$H$1]" office:value-type="float" office:value="0">
            <text:p>0.00 </text:p>
          </table:table-cell>
          <table:table-cell table:style-name="ce85" table:formula="of:=SUM([.H17:.H19])" office:value-type="float" office:value="0">
            <text:p>0.00 </text:p>
          </table:table-cell>
          <table:table-cell table:style-name="ce85" table:formula="of:=[$P0213.$G$1]" office:value-type="float" office:value="0">
            <text:p>0.00 </text:p>
          </table:table-cell>
          <table:table-cell table:style-name="ce85" table:formula="of:=SUM([.J17:.J19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2/GB%20Accounts%20Company%202012-11-31%20(Dec12)%20OpenOffice/Sales.ods'#$Dec12.$G$4]&gt;0;['file:///C:/Users/Antony/diy/GB%20Accounts/GB%20Accounts%202012/GB%20Accounts%20Company%202012-11-31%20(Dec12)%20OpenOffice/Sales.ods'#$Dec12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">
          <table:table-cell table:style-name="ce69"/>
          <table:table-cell table:style-name="ce75" table:number-columns-repeated="2"/>
          <table:table-cell table:style-name="ce82" table:number-columns-repeated="8"/>
          <table:table-cell table:style-name="ce90"/>
          <table:table-cell table:style-name="ce94"/>
          <table:table-cell table:style-name="ce99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1111" table:style-name="ta7">
        <table:table-column table:style-name="co10" table:default-cell-style-name="ce103"/>
        <table:table-column table:style-name="co24" table:default-cell-style-name="ce105"/>
        <table:table-column table:style-name="co14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2/GB%20Accounts%20Company%202012-11-31%20(Dec12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2/GB%20Accounts%20Company%202012-11-31%20(Dec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1211" table:style-name="ta7">
        <table:table-column table:style-name="co10" table:default-cell-style-name="ce103"/>
        <table:table-column table:style-name="co24" table:default-cell-style-name="ce105"/>
        <table:table-column table:style-name="co28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2/GB%20Accounts%20Company%202012-11-31%20(Dec12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2/GB%20Accounts%20Company%202012-11-31%20(Dec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113" table:style-name="ta7">
        <table:table-column table:style-name="co10" table:default-cell-style-name="ce103"/>
        <table:table-column table:style-name="co24" table:default-cell-style-name="ce105"/>
        <table:table-column table:style-name="co29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2/GB%20Accounts%20Company%202012-11-31%20(Dec12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2/GB%20Accounts%20Company%202012-11-31%20(Dec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213" table:style-name="ta7">
        <table:table-column table:style-name="co10" table:default-cell-style-name="ce103"/>
        <table:table-column table:style-name="co24" table:default-cell-style-name="ce105"/>
        <table:table-column table:style-name="co30" table:default-cell-style-name="ce108"/>
        <table:table-column table:style-name="co25" table:default-cell-style-name="ce108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2/GB%20Accounts%20Company%202012-11-31%20(Dec12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2/GB%20Accounts%20Company%202012-11-31%20(Dec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111" table:style-name="ta7">
        <table:table-column table:style-name="co31" table:default-cell-style-name="ce127"/>
        <table:table-column table:style-name="co32" table:default-cell-style-name="ce129"/>
        <table:table-column table:style-name="co33" table:default-cell-style-name="ce133"/>
        <table:table-column table:style-name="co2" table:default-cell-style-name="ce137"/>
        <table:table-column table:style-name="co34" table:default-cell-style-name="ce130"/>
        <table:table-column table:style-name="co35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2/GB%20Accounts%20Company%202012-11-31%20(Dec12)%20OpenOffice/Purchases.ods'#$Open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1" table:style-name="ta7">
        <table:table-column table:style-name="co31" table:default-cell-style-name="ce127"/>
        <table:table-column table:style-name="co32" table:default-cell-style-name="ce129"/>
        <table:table-column table:style-name="co36" table:default-cell-style-name="ce133"/>
        <table:table-column table:style-name="co2" table:default-cell-style-name="ce137"/>
        <table:table-column table:style-name="co34" table:default-cell-style-name="ce130"/>
        <table:table-column table:style-name="co35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2/GB%20Accounts%20Company%202012-11-31%20(Dec12)%20OpenOffice/Purchases.ods'#$Open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13" table:style-name="ta7">
        <table:table-column table:style-name="co31" table:default-cell-style-name="ce127"/>
        <table:table-column table:style-name="co32" table:default-cell-style-name="ce129"/>
        <table:table-column table:style-name="co37" table:default-cell-style-name="ce133"/>
        <table:table-column table:style-name="co2" table:default-cell-style-name="ce137"/>
        <table:table-column table:style-name="co34" table:default-cell-style-name="ce130"/>
        <table:table-column table:style-name="co35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2/GB%20Accounts%20Company%202012-11-31%20(Dec12)%20OpenOffice/Purchases.ods'#$Clos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3" table:style-name="ta7">
        <table:table-column table:style-name="co31" table:default-cell-style-name="ce127"/>
        <table:table-column table:style-name="co32" table:default-cell-style-name="ce129"/>
        <table:table-column table:style-name="co33" table:default-cell-style-name="ce133"/>
        <table:table-column table:style-name="co2" table:default-cell-style-name="ce137"/>
        <table:table-column table:style-name="co34" table:default-cell-style-name="ce130"/>
        <table:table-column table:style-name="co35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2/GB%20Accounts%20Company%202012-11-31%20(Dec12)%20OpenOffice/Purchases.ods'#$ClosingCreditors.$G$2]" office:value-type="float" office:value="20">
            <text:p>20.0 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8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2/GB%20Accounts%20Company%202012-11-31%20(Dec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23"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05">
            <text:p>4130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</table:table>
      <table:table table:name="'file:///C:/Users/Antony/diy/GB%20Accounts/GB%20Accounts%202012/GB%20Accounts%20Company%202012-11-31%20(Dec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/GB%20Accounts%20Company%202012-11-31%20(Dec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/GB%20Accounts%20Company%202012-11-31%20(Dec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2/GB%20Accounts%20Company%202012-11-31%20(Dec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11-31%20(Dec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3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2-01-05">05/01/2012</text:date> <text:s/><text:time>13:06:3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2-01-05">05/01/2012</text:date> <text:s/><text:time>13:06:3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2-01-05">05/01/2012</text:date> <text:s/><text:time>13:06:3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2-01-05">05/01/2012</text:date> <text:s/><text:time>13:06:3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2-01-05">05/01/2012</text:date> <text:s/><text:time>13:06:3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1-05">05/01/2012</text:date> <text:s/><text:time>13:06:3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2-01-05T13:06:30.91</dc:date>
    <meta:print-date>2007-02-10T23:38:25Z</meta:print-date>
    <meta:editing-duration>PT2M55S</meta:editing-duration>
    <meta:editing-cycles>1</meta:editing-cycles>
    <meta:document-statistic meta:table-count="14" meta:cell-count="5266" meta:object-count="0"/>
  </office:meta>
</office:document-meta>
</file>